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UIRRE AMASIFUEN KARIN RO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080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7864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MASIFUEN KARIN RO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080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8981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AMOS HUAMANI, EDE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9509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5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8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2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67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774525</text:p>
          </table:table-cell>
          <table:table-cell table:style-name="Tabla2.D3" office:value-type="string">
            <text:p text:style-name="P23">8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2:38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